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2a5" officeooo:paragraph-rsid="000192a5"/>
    </style:style>
    <style:style style:name="P2" style:family="paragraph" style:parent-style-name="Standard">
      <style:text-properties officeooo:rsid="00037b77" officeooo:paragraph-rsid="00037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entes:</text:p>
      <text:p text:style-name="P1"/>
      <text:p text:style-name="P1">Apis de java:</text:p>
      <text:p text:style-name="P1"><text:a xlink:type="simple" xlink:href="https://docs.oracle.com/javase/8/docs/api/" text:style-name="Internet_20_link" text:visited-style-name="Visited_20_Internet_20_Link">https://docs.oracle.com/javase/8/docs/api/</text:a></text:p>
      <text:p text:style-name="P1"/>
      <text:p text:style-name="P1">Google imagenes - he usado todo tipo de imagenes de google para la realizacion del proyecto:</text:p>
      <text:p text:style-name="P1"><text:a xlink:type="simple" xlink:href="https://www.google.es/search?q=google&amp;rlz=1C1CHBD_esES796ES796&amp;source=lnms&amp;tbm=isch&amp;sa=X&amp;ved=0ahUKEwil_p_Bt8nbAhWJDMAKHXg0D_AQ_AUICigB&amp;biw=1668&amp;bih=987" text:style-name="Internet_20_link" text:visited-style-name="Visited_20_Internet_20_Link">https://www.google.es/search?q=google&amp;rlz=1C1CHBD_esES796ES796&amp;source=lnms&amp;tbm=isch&amp;sa=X&amp;ved=0ahUKEwil_p_Bt8nbAhWJDMAKHXg0D_AQ_AUICigB&amp;biw=1668&amp;bih=987</text:a></text:p>
      <text:p text:style-name="P1"/>
      <text:p text:style-name="P1">Diferentes canales de youtube, Pildoras informaticas el que mas: <text:a xlink:type="simple" xlink:href="https://www.youtube.com/user/pildorasinformaticas" text:style-name="Internet_20_link" text:visited-style-name="Visited_20_Internet_20_Link">https://www.youtube.com/user/pildorasinformaticas</text:a></text:p>
      <text:p text:style-name="P1"/>
      <text:p text:style-name="P1">Apuntes de clase: <text:s/><text:a xlink:type="simple" xlink:href="https://classroom.google.com/" text:style-name="Internet_20_link" text:visited-style-name="Visited_20_Internet_20_Link">https://classroom.google.com/</text:a></text:p>
      <text:p text:style-name="P2">Ejemplo de proyecto: de classrom</text:p>
      <text:p text:style-name="P1"/>
      <text:p text:style-name="P1"/>
      <text:p text:style-name="P1">Herramientas utilizadas aparte de netbeans:</text:p>
      <text:p text:style-name="P1">XAMPP</text:p>
      <text:p text:style-name="P1">PAINT</text:p>
      <text:p text:style-name="P1">FOTOSHOP</text:p>
      <text:p text:style-name="P1">HERRAMIENTA DE RECOR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6-10T17:45:49.386000000</dc:date>
    <meta:editing-duration>PT7M12S</meta:editing-duration>
    <meta:editing-cycles>2</meta:editing-cycles>
    <meta:document-statistic meta:table-count="0" meta:image-count="0" meta:object-count="0" meta:page-count="1" meta:paragraph-count="13" meta:word-count="52" meta:character-count="584" meta:non-whitespace-character-count="544"/>
  </office:meta>
</office:document-meta>
</file>